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ActionListener.processAction( Action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FlowActionListener.PageFlowActionListener( ActionListen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